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164000001BB2E62A093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9.419cm" svg:height="11.723cm" draw:z-index="0"><draw:image xlink:href="Pictures/1000000100000164000001BB2E62A09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5T14:09:30.361235500</meta:creation-date>
    <dc:date>2026-01-05T14:09:33.668934000</dc:date>
    <meta:editing-duration>PT3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25.8.3.2$Windows_X86_64 LibreOffice_project/8ca8d55c161d602844f5428fa4b58097424e324e</meta:generator>
  </office:meta>
</office:document-meta>
</file>